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text-properties officeooo:paragraph-rsid="00126d63" fo:background-color="#cccccc"/>
    </style:style>
    <style:style style:name="P3" style:family="paragraph" style:parent-style-name="Standard">
      <style:text-properties officeooo:paragraph-rsid="0014744c" fo:background-color="#cccccc"/>
    </style:style>
    <style:style style:name="P4" style:family="paragraph" style:parent-style-name="Standard">
      <style:text-properties officeooo:rsid="00126d63" officeooo:paragraph-rsid="00126d63" fo:background-color="#cccccc"/>
    </style:style>
    <style:style style:name="P5" style:family="paragraph" style:parent-style-name="Standard">
      <style:text-properties officeooo:rsid="0014574b" officeooo:paragraph-rsid="0014574b" fo:background-color="#cccccc"/>
    </style:style>
    <style:style style:name="P6" style:family="paragraph" style:parent-style-name="Standard">
      <style:text-properties officeooo:rsid="001b5cf7" officeooo:paragraph-rsid="001b5cf7" fo:background-color="#cccccc"/>
    </style:style>
    <style:style style:name="P7" style:family="paragraph" style:parent-style-name="Standard">
      <style:text-properties officeooo:rsid="001e39a3" officeooo:paragraph-rsid="001e39a3" fo:background-color="#cccccc"/>
    </style:style>
    <style:style style:name="P8" style:family="paragraph" style:parent-style-name="Standard">
      <style:text-properties fo:font-size="12pt" fo:background-color="#cccccc" style:font-size-asian="12pt" style:font-size-complex="12pt"/>
    </style:style>
    <style:style style:name="P9" style:family="paragraph" style:parent-style-name="Standard">
      <style:text-properties fo:font-size="12pt" officeooo:rsid="001aaf0f" officeooo:paragraph-rsid="001aaf0f" fo:background-color="#cccccc" style:font-size-asian="12pt" style:font-size-complex="12pt"/>
    </style:style>
    <style:style style:name="P10" style:family="paragraph" style:parent-style-name="Standard">
      <style:text-properties fo:font-size="12pt" officeooo:rsid="001aaf0f" officeooo:paragraph-rsid="001b5cf7" fo:background-color="#cccccc" style:font-size-asian="12pt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officeooo:paragraph-rsid="00126d63"/>
    </style:style>
    <style:style style:name="P13" style:family="paragraph" style:parent-style-name="Standard">
      <style:text-properties officeooo:paragraph-rsid="0014744c"/>
    </style:style>
    <style:style style:name="P14" style:family="paragraph" style:parent-style-name="Standard">
      <style:text-properties officeooo:rsid="00162b22" officeooo:paragraph-rsid="00162b22"/>
    </style:style>
    <style:style style:name="P15" style:family="paragraph" style:parent-style-name="Standard">
      <style:text-properties officeooo:rsid="00162b22" officeooo:paragraph-rsid="001801b8"/>
    </style:style>
    <style:style style:name="P16" style:family="paragraph" style:parent-style-name="Standard">
      <style:text-properties officeooo:paragraph-rsid="00162b22"/>
    </style:style>
    <style:style style:name="P17" style:family="paragraph" style:parent-style-name="Standard">
      <style:text-properties officeooo:paragraph-rsid="001b5cf7"/>
    </style:style>
    <style:style style:name="P18" style:family="paragraph" style:parent-style-name="Standard">
      <style:text-properties officeooo:paragraph-rsid="001cea91"/>
    </style:style>
    <style:style style:name="T1" style:family="text">
      <style:text-properties fo:color="#c9211e"/>
    </style:style>
    <style:style style:name="T2" style:family="text">
      <style:text-properties fo:color="#c9211e" fo:background-color="#cccccc" loext:char-shading-value="0"/>
    </style:style>
    <style:style style:name="T3" style:family="text">
      <style:text-properties fo:color="#c9211e" officeooo:rsid="00126d63"/>
    </style:style>
    <style:style style:name="T4" style:family="text">
      <style:text-properties fo:background-color="#cccccc" loext:char-shading-value="0"/>
    </style:style>
    <style:style style:name="T5" style:family="text">
      <style:text-properties officeooo:rsid="00126d63" fo:background-color="#cccccc" loext:char-shading-value="0"/>
    </style:style>
    <style:style style:name="T6" style:family="text">
      <style:text-properties officeooo:rsid="001e39a3" fo:background-color="#cccccc" loext:char-shading-value="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background-color="#cccccc" loext:char-shading-value="0" style:font-size-asian="12pt" style:font-size-complex="12pt"/>
    </style:style>
    <style:style style:name="T9" style:family="text">
      <style:text-properties fo:font-size="12pt" officeooo:rsid="0014744c" fo:background-color="#cccccc" loext:char-shading-value="0" style:font-size-asian="12pt" style:font-size-complex="12pt"/>
    </style:style>
    <style:style style:name="T10" style:family="text">
      <style:text-properties fo:font-size="12pt" officeooo:rsid="00162b22" fo:background-color="#cccccc" loext:char-shading-value="0" style:font-size-asian="12pt" style:font-size-complex="12pt"/>
    </style:style>
    <style:style style:name="T11" style:family="text">
      <style:text-properties fo:font-size="12pt" officeooo:rsid="001801b8" fo:background-color="#cccccc" loext:char-shading-value="0" style:font-size-asian="12pt" style:font-size-complex="12pt"/>
    </style:style>
    <style:style style:name="T12" style:family="text">
      <style:text-properties fo:font-size="12pt" officeooo:rsid="0019071d" fo:background-color="#cccccc" loext:char-shading-value="0" style:font-size-asian="12pt" style:font-size-complex="12pt"/>
    </style:style>
    <style:style style:name="T13" style:family="text">
      <style:text-properties fo:font-size="12pt" officeooo:rsid="001b5cf7" fo:background-color="#cccccc" loext:char-shading-value="0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1b5cf7"/>
    </style:style>
    <style:style style:name="T16" style:family="text">
      <style:text-properties fo:background-color="#d62e4e" loext:char-shading-value="0"/>
    </style:style>
    <style:style style:name="T17" style:family="text">
      <style:text-properties fo:color="#000000"/>
    </style:style>
    <style:style style:name="T18" style:family="text">
      <style:text-properties fo:color="#000000" officeooo:rsid="001b5cf7" fo:background-color="#cccccc" loext:char-shading-value="0"/>
    </style:style>
    <style:style style:name="T19" style:family="text">
      <style:text-properties fo:color="#000000" officeooo:rsid="001cea91" fo:background-color="#cccccc" loext:char-shading-value="0"/>
    </style:style>
    <style:style style:name="T20" style:family="text">
      <style:text-properties fo:color="#000000" officeooo:rsid="001d134f" fo:background-color="#cccccc" loext:char-shading-value="0"/>
    </style:style>
    <style:style style:name="T21" style:family="text">
      <style:text-properties fo:color="#000000" fo:background-color="#ffffff" loext:char-shading-value="0"/>
    </style:style>
    <style:style style:name="T22" style:family="text">
      <style:text-properties officeooo:rsid="001e39a3"/>
    </style:style>
    <style:style style:name="T23" style:family="text">
      <style:text-properties fo:background-color="#000000" loext:char-shading-value="0"/>
    </style:style>
    <style:style style:name="T24" style:family="text">
      <style:text-properties fo:background-color="#ffffff" loext:char-shading-value="0"/>
    </style:style>
    <style:style style:name="T25" style:family="text">
      <style:text-properties fo:color="#ff0000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"/>allgemein:</text:p>
      <text:p text:style-name="Standard"><text:s text:c="8"/><text:span text:style-name="T1">push ist obsolet &gt; pull S 51</text:span></text:p>
      <text:p text:style-name="Standard"><text:s text:c="8"/>auch ältere kaufen online ein: evilcom S 8</text:p>
      <text:p text:style-name="Standard"><text:s text:c="8"/></text:p>
      <text:p text:style-name="Standard"><text:s text:c="8"/></text:p>
      <text:p text:style-name="Standard"><text:s text:c="8"/>Hersteller: sogenannte<text:span text:style-name="T4"> </text:span><text:span text:style-name="T2">"Powerseller" kaufen produkte direkt von herstellern, verkaufen sie deutlich unter marktpreisen weiter -&gt; probleme mit preisverfall S. 25</text:span></text:p>
      <text:p text:style-name="P1"><text:s text:c="8"/><text:span text:style-name="T1">schrecken aufgrund von biosherigen vertreib über fachhandel meist davor zurück, online-marktplätze einzurichten, vereinzelt(hugoboss.com) S. 30</text:span></text:p>
      <text:p text:style-name="P1"><text:s text:c="11"/><text:span text:style-name="T1"><text:s/>"wechseln von b2b zu b2c, sprich bieten waren direkt an, preisvorteil" </text:span><text:span text:style-name="T3">für billigere preise</text:span></text:p>
      <text:p text:style-name="Standard"><text:s text:c="8"/>stärker ab 2012, aber powerseller problem S 39f</text:p>
      <text:p text:style-name="Standard"><text:s text:c="8"/><text:span text:style-name="T4">direktes kundenfeedback für bessere produktentwicklung S 39</text:span></text:p>
      <text:p text:style-name="Standard"><text:span text:style-name="T2">zuerst ist onlinehandel herausforderung, da "Preis und Leistung der Online-Verkäufer sind praktisch nicht kontrollierbar und undurchsichtig für Marken und Hersteller. Außerdem fürchten die Hersteller einen Kontrollverlust des Markenauftrittes und negative Imageeffekte." S 20</text:span></text:p>
      <text:p text:style-name="Standard"><text:s text:c="8"/></text:p>
      <text:p text:style-name="Standard"><text:s text:c="8"/>allgemein online: großes wachstum ab 2002 S. 26</text:p>
      <text:p text:style-name="Standard"><text:s text:c="12"/><text:span text:style-name="T4">jüngere kaufen mehr online ein S 35f</text:span></text:p>
      <text:p text:style-name="Standard"><text:s text:c="12"/><text:span text:style-name="T25">kleinere haben wenig chancen, da große wie amazon durch hohes kapital niedrige preise finanzieren können, was einer der wichtigsten faktoren beim onlinehandel ist S 37f</text:span></text:p>
      <text:p text:style-name="Standard"><text:s text:c="12"/><text:span text:style-name="T1">dropshipping: verkauf über händler, versand direkt von hersteller: lagerkosten: n.a.</text:span></text:p>
      <text:p text:style-name="Standard"><text:s text:c="12"/><text:span text:style-name="T2">datenbeschaffung: bessere produktempfehlungen, infos über kaufverhalten und mögl. dynamische preise</text:span></text:p>
      <text:p text:style-name="Standard"><text:s text:c="12"/></text:p>
      <text:p text:style-name="Standard"><text:s text:c="4"/></text:p>
      <text:p text:style-name="Standard"><text:s text:c="8"/><text:span text:style-name="T7">katalogv</text:span></text:p>
      <text:p text:style-name="P4">Kataloghändler sind die größten Verlierer der letzten Jahrzehnte: mit der Entwicklung des Onlinehandels ist ab 2002 schon ein Rückgang der Nachfrage zu spüren – einige eröffnen eigene Online-Shops\cite[S. 24f]{Graf}, jedoch oft mit wenig Erfolg\cite[S. 38]{Graf}. 2015 sind Katalogversender fast ausschließlich verschwunden oder zu Online- und Einzelhandel konvertiert, da sie kaum einen Mehrwert im Vergleich zum klassisschen Onlinehandel bieten\cite[S. 47]{Graf}. </text:p>
      <text:p text:style-name="P12"><text:s text:c="8"/><text:span text:style-name="T7">Stationär</text:span></text:p>
      <text:p text:style-name="P10">Der stationäre Handel ist durch die steigende Relevanz des Onlinehandels weniger gefragt denn je und versucht mit strukturellen Änderungen dagegen anzukämpfen. Einige Einzelhändler eröffenen paralel zu ihrem Geschäft einen Online-Shop, andere bieten die Möglichkeit, Waren online in den Laden zu bestellen und diese dort anzuholen – sogenanntes "Multichannel-Marketing", das Ansprechen der Kunden über mehrere Wege\cite[S. 34f]{Graf}. <text:span text:style-name="T15">Jedoch fahren die neuen Strkturen weniger Erfolge als erwartet ein – sie erhöhen zwar die Onlinepräsenz, jedoch bieten sie nur einen geringen Mehrwert im Vergleich zu den bekannten Onlineriesen wie Amazon\cite[S. 34f]{Graf}.</text:span></text:p>
      <text:p text:style-name="P9"/>
      <text:p text:style-name="P11"><text:span text:style-name="T4"><text:s text:c="12"/>einzelhandel weniger preissensibel; jedoch ist onlinehandel vor allem in der Elektronikbranche konkurrenzfähig, sh. Media Markt\cite[S. 21f]{Graf}</text:span></text:p>
      <text:p text:style-name="P11"><text:span text:style-name="T4"/></text:p>
      <text:p text:style-name="P8"><text:s text:c="8"/>gute bereiche: essen und beratungsintensives</text:p>
      <text:p text:style-name="P8"><text:s text:c="8"/>gründe, stationär zu kaufen: beratung, feeling</text:p>
      <text:p text:style-name="P11"><text:s text:c="12"/>deutliche verluste ab 2019 S 31</text:p>
      <text:p text:style-name="P11"><text:soft-page-break/><text:s text:c="12"/></text:p>
      <text:p text:style-name="Standard"><text:s text:c="12"/>erste onlnie-shops S 30</text:p>
      <text:p text:style-name="Standard"><text:s text:c="12"/></text:p>
      <text:p text:style-name="Standard"><text:s text:c="12"/>lebensmittel fast ausschließlich stationär: aber "Picnic" fährt mit robotern die innenstädte ab: S 51</text:p>
      <text:p text:style-name="P2"/>
      <text:p text:style-name="P2">Allerdings hat der stationäre Handel noch einen bedeutenden Vorteil: den sozialen Aspekt. Dieser wird vermutlich mit fortschreitender Digitalisierung eine immer wichtigere Rolle spielen\cite[S. 50]{Ebert}.</text:p>
      <text:p text:style-name="P2">\begin{quote}</text:p>
      <text:p text:style-name="P2">"Als Mittel gegen Vereinsamung und Anonymisierung im Alltag wird die soziale Komponente beim Einkaufen [...] zunehmend an Bedeutung gewinnen."\cite[S. 43]{Nitt}</text:p>
      <text:p text:style-name="P3">\end{quote} </text:p>
      <text:p text:style-name="P6">Außerdem gibt es beim Einzelhandel Bereiche, die nicht oder nur schwer durch andere Vertriebswege abzudecke<text:span text:style-name="T16">n sind, wie </text:span></text:p>
      <text:p text:style-name="P3"/>
      <text:p text:style-name="P3"><text:s text:c="7"/><text:span text:style-name="T7">online</text:span></text:p>
      <text:p text:style-name="P13"><text:span text:style-name="T8"><text:tab/></text:span><text:span text:style-name="T9">Die Onlinehändler und -marktplätze sind die Gewinner der letzten 20 Jahre – die Verkäufswerte w</text:span><text:span text:style-name="T13">u</text:span><text:span text:style-name="T9">chsen ab der Jahrtausendwende konstant an und stellen in vielen Branchen für andere Vertriebsstrukturen eine ernst zu nehmende Konkurrenz dar</text:span><text:span text:style-name="T10">\cite{wolf}</text:span><text:span text:style-name="T9">. </text:span><text:span text:style-name="T10">Vorerst wechseln Konsumenten von Katalogen, ab 2010 auch viele Nutzer anderer Verkaufswege, da das Kaufen </text:span><text:span text:style-name="T13">o</text:span><text:span text:style-name="T10">nline fast immer einen Preisvorteil bietet\cite[S. 31]{Graf}.</text:span></text:p>
      <text:p text:style-name="P15"><text:span text:style-name="T8">Außerdem hat sich unter Nutzern des Onlinehandels ein neues Konsumverhalten entwickelt. Bis dahin wa es üblich, zuerst den Anbieter, danach das zu kaufende Produkt auszuwählen; jedoch </text:span><text:span text:style-name="T11">hat der Onlinehandel dieses Verhalten invertiert, da das Vergleichen mehrerer Anbieter im Internet um ein vielfaches einfacher ist als stationär\cite[S 22f]{Graf}. </text:span></text:p>
      <text:p text:style-name="P15"><text:span text:style-name="T11"/></text:p>
      <text:p text:style-name="P15"><text:span text:style-name="T11">\begin{figure}[h]</text:span></text:p>
      <text:p text:style-name="P14"><text:span text:style-name="T11"><text:tab/>\begin{center}</text:span></text:p>
      <text:p text:style-name="P16"><text:span text:style-name="T11"><text:tab/><text:tab/>\includegraphics[width=8cm]{media/Fabian-</text:span><text:span text:style-name="T12">konsumwandel</text:span><text:span text:style-name="T11">.png}</text:span></text:p>
      <text:p text:style-name="P14"><text:span text:style-name="T11"><text:tab/><text:tab/>\caption{</text:span><text:span text:style-name="T12">Kaufprozess im Vergleich – Stationär und E-Commerce</text:span><text:span text:style-name="T11">}</text:span></text:p>
      <text:p text:style-name="P14"><text:span text:style-name="T11"><text:tab/><text:tab/>\label{vicious-cycle}</text:span></text:p>
      <text:p text:style-name="P16"><text:span text:style-name="T11"><text:tab/><text:tab/>\bildquelle B</text:span><text:span text:style-name="T12">jörn Schäfers, Social Shopping für Mode, Wohnen und Lifestyle am Beipiel Smatch.com in Web-Exzellenz im E-Commerce, Gabler, S. 313 %lieber quelle e com buch???</text:span></text:p>
      <text:p text:style-name="P14"><text:span text:style-name="T11">\end{figure} </text:span></text:p>
      <text:p text:style-name="P14"><text:span text:style-name="T11"/></text:p>
      <text:p text:style-name="Standard"><text:span text:style-name="T8">Zusätzlich hat sich unter vielen Konsumenten das Bedürfnis nach individiuellen und auf den Käufer angepassten Produkten gebildet\cite[S. 43]{Nitt}, was wahrscheinlich durch die extrem <text:tab/>große Außwahl bei dem Online-Shopping hervorgerufen wurde. In diesem Aspekt kann der stationäre Einzelhandel schlicht nicht mithalten, da Raum für Produkte begrenzt und sehr teuer ist. </text:span></text:p>
      <text:p text:style-name="Standard"><text:s text:c="12"/></text:p>
      <text:p text:style-name="P2"><text:s text:c="12"/><text:span text:style-name="T1">hohe retourkosten, neueinsteiger haben es schwierig S 46f</text:span></text:p>
      <text:p text:style-name="Standard"><text:s text:c="8"/><text:span text:style-name="T7">Hersteller</text:span></text:p>
      <text:p text:style-name="P17"><text:s text:c="12"/></text:p>
      <text:p text:style-name="P18"><text:span text:style-name="T18">Hersteller sehen zuerst </text:span><text:span text:style-name="T19">den Onlinehandel in einem negativen Licht - aufgrund von untransparenten Verkäufern und möglichen negativen Imageeffekten\cite[S. 20]{Graf}. Außerdem entstehen 2002 erste, sogenannte "Powerseller", die im Großhandel Markenprodukte kaufen und deutlich unterhalb des </text:span><text:soft-page-break/><text:span text:style-name="T19">Einzelhandels-Preisniveaus verkaufen\cite[S. 26]{Graf}. Mit der Zeit bauen Marken immer mehr eigene Verkaufsportale, um ihre Güter direkt ohne eine Zwischeninstanz zu verkaufen und steigern ihren Umsatz damit bedeutend – beispielsweise verlässt Hugo Boss 2013 Zalando\cite[S. 48f]{Graf}. Außerdem w</text:span><text:span text:style-name="T20">ird durch</text:span><text:span text:style-name="T19"> das direkte Feedback eine bessere Produktentwicklung und Kundensupport </text:span><text:span text:style-name="T20">ermöglicht\cite[S. 39]{Graf}</text:span><text:span text:style-name="T19">. </text:span></text:p>
      <text:p text:style-name="P1"/>
      <text:p text:style-name="Standard">% ALLGEMEIN</text:p>
      <text:p text:style-name="P1"/>
      <text:p text:style-name="P12"><text:span text:style-name="T5">Das Konsumverhalten hat sich z</text:span><text:span text:style-name="T6">usätzlich</text:span><text:span text:style-name="T5"> auch unabhängig von der Vertriebsstruktur geändert</text:span><text:span text:style-name="T4">: statt gleichbleibenden, rationalen Käufen und Kaufmotiven, die die Auswahl der gekauften Güter stark abhängig von der zur Verfügung stehenden Geldmenge machten\cite[S. 38]{Schramm}; herrscht heute ein deutlich dynamischeres Kaufklima:</text:span></text:p>
      <text:p text:style-name="P1">\begin{quote}</text:p>
      <text:p text:style-name="P1">"So beziehen jetzt zum Beispiel auch solvente Kunden ihre Lebensmittel aus dem Billigdiscounter, während <text:s/>umgekehrt <text:s/>einkommensschwächere <text:s/>Schichten <text:s/>zu <text:s/>Luxusgütern <text:s/>greifen."\cite[S. 43]{Nitt}</text:p>
      <text:p text:style-name="P1">\end{quote}</text:p>
      <text:p text:style-name="P7">Außerdem gibt es<text:span text:style-name="T17"> kaum noch "pure" Einzelhändler und Onlinehändler – meist sind Firmen in mehreren Bereichen vertreten, um ihre Präsenz zu steigern. So eröffnet etwa Amazon in den letzen Jahren Läden vor Ort und stationäre Händler betreiben Online-Shops\cite[S. 50]{Graf}.</text:span></text:p>
      <text:p text:style-name="P5">Außerdem ist d<text:span text:style-name="T22">as Konsumverhalten in</text:span> Deutschlands seit Jahren durch eine starke Kaufkraft geprägt, z. T. dank dem 0\%-igen Leitzins der \ac{EZB}\cite[S. 49]{Ebert} – auch wenn die derzeitige Corona-Situation diese leicht abgeschwächt hat\cite{BfWE}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5:44:27.278536948</meta:creation-date>
    <dc:date>2020-08-19T20:15:45.558746997</dc:date>
    <meta:editing-duration>PT28M13S</meta:editing-duration>
    <meta:editing-cycles>1</meta:editing-cycles>
    <meta:document-statistic meta:table-count="0" meta:image-count="0" meta:object-count="0" meta:page-count="3" meta:paragraph-count="59" meta:word-count="844" meta:character-count="6993" meta:non-whitespace-character-count="5852"/>
    <meta:generator>LibreOffice/6.3.6.2$Linux_X86_64 LibreOffice_project/30$Build-2</meta:generator>
  </office:meta>
</office:document-meta>
</file>